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800000178E004122CABE8B2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solid" svg:stroke-width="0.066cm" svg:stroke-color="#000000" draw:stroke-linejoin="round" draw:fill="none" fo:padding-top="0.158cm" fo:padding-bottom="0.158cm" fo:padding-left="0.283cm" fo:padding-right="0.283cm"/>
    </style:style>
    <style:style style:name="gr3" style:family="graphic" style:parent-style-name="Объект_20_без_20_заливки_20_и_20_линий">
      <style:graphic-properties draw:stroke="none" draw:fill="none" style:mirror="none"/>
    </style:style>
    <style:style style:name="gr4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left" draw:auto-grow-width="true" fo:min-height="6.018cm" fo:min-width="0.001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left" draw:auto-grow-width="true" fo:min-height="5.948cm" fo:min-width="0cm" fo:padding-top="0.026cm" fo:padding-bottom="0.026cm" fo:padding-left="0.026cm" fo:padding-right="0.0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P1" style:family="paragraph">
      <loext:graphic-properties draw:fill="none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style:text-properties fo:color="#808080" fo:font-size="14pt" fo:font-style="italic" fo:font-weight="bold" style:font-size-asian="14pt" style:font-style-asian="italic" style:font-size-complex="14pt" style:font-style-complex="italic"/>
    </style:style>
    <style:style style:name="P5" style:family="paragraph">
      <loext:graphic-properties draw:fill="none" draw:fill-color="#ffffff"/>
      <style:text-properties fo:color="#808080" fo:font-size="14pt" fo:font-style="italic" fo:font-weight="bold" style:font-size-asian="14pt" style:font-style-asian="italic" style:font-size-complex="14pt" style:font-style-complex="italic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text-properties fo:color="#808080" fo:font-size="14pt" fo:font-style="italic" fo:font-weight="bold"/>
    </style:style>
    <style:style style:name="P9" style:family="paragraph">
      <loext:graphic-properties draw:fill="none" draw:fill-color="#ffffff"/>
      <style:text-properties fo:color="#808080" fo:font-size="14pt" fo:font-style="italic" fo:font-weight="bold"/>
    </style:style>
    <style:style style:name="T1" style:family="text">
      <style:text-properties fo:font-variant="normal" fo:text-transform="none" fo:color="#000000" style:font-name="Liberation Sans1" fo:font-size="1pt" fo:font-style="normal" fo:font-weight="normal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.185cm" svg:height="2.185cm" svg:x="0cm" svg:y="0cm" svg:viewBox="0 0 2186 2186" draw:points="1093,2186 0,2186 0,0 2186,0 2186,2186">
          <text:p/>
        </draw:polygon>
        <draw:polygon draw:style-name="gr1" draw:text-style-name="P1" draw:layer="layout" svg:width="3.846cm" svg:height="1.204cm" svg:x="2.184cm" svg:y="0.481cm" svg:viewBox="0 0 3847 1205" draw:points="1924,1205 0,1205 0,0 3847,0 3847,1205">
          <text:p/>
        </draw:polygon>
        <draw:polygon draw:style-name="gr1" draw:text-style-name="P1" draw:layer="layout" svg:width="0.07cm" svg:height="8.194cm" svg:x="1.931cm" svg:y="1.65cm" svg:viewBox="0 0 71 8195" draw:points="36,8195 0,8195 0,0 71,0 71,8195">
          <text:p/>
        </draw:polygon>
        <draw:line draw:style-name="gr2" draw:text-style-name="P1" draw:layer="layout" svg:x1="2cm" svg:y1="7.9cm" svg:x2="1.968cm" svg:y2="1.684cm">
          <text:p/>
        </draw:line>
        <draw:polygon draw:style-name="gr1" draw:text-style-name="P1" draw:layer="layout" svg:width="2.354cm" svg:height="0.069cm" svg:x="1.931cm" svg:y="3.025cm" svg:viewBox="0 0 2355 70" draw:points="1177,70 0,70 0,0 2355,0 2355,70">
          <text:p/>
        </draw:polygon>
        <draw:line draw:style-name="gr2" draw:text-style-name="P1" draw:layer="layout" svg:x1="1.965cm" svg:y1="3.059cm" svg:x2="4.25cm" svg:y2="3.059cm">
          <text:p/>
        </draw:line>
        <draw:polygon draw:style-name="gr1" draw:text-style-name="P1" draw:layer="layout" svg:width="2.354cm" svg:height="0.069cm" svg:x="1.931cm" svg:y="7.875cm" svg:viewBox="0 0 2355 70" draw:points="1177,70 0,70 0,0 2355,0 2355,70">
          <text:p/>
        </draw:polygon>
        <draw:line draw:style-name="gr2" draw:text-style-name="P1" draw:layer="layout" svg:x1="1.965cm" svg:y1="7.909cm" svg:x2="4.25cm" svg:y2="7.909cm">
          <text:p/>
        </draw:line>
        <draw:polygon draw:style-name="gr1" draw:text-style-name="P1" draw:layer="layout" svg:width="2.185cm" svg:height="2.185cm" svg:x="4.126cm" svg:y="1.876cm" svg:viewBox="0 0 2186 2186" draw:points="1093,2186 0,2186 0,0 2186,0 2186,2186">
          <text:p/>
        </draw:polygon>
        <draw:polygon draw:style-name="gr1" draw:text-style-name="P1" draw:layer="layout" svg:width="3.846cm" svg:height="1.204cm" svg:x="6.31cm" svg:y="2.358cm" svg:viewBox="0 0 3847 1205" draw:points="1924,1205 0,1205 0,0 3847,0 3847,1205">
          <text:p/>
        </draw:polygon>
        <draw:polygon draw:style-name="gr1" draw:text-style-name="P1" draw:layer="layout" svg:width="2.185cm" svg:height="2.185cm" svg:x="4.128cm" svg:y="6.728cm" svg:viewBox="0 0 2186 2186" draw:points="1093,2186 0,2186 0,0 2186,0 2186,2186">
          <text:p/>
        </draw:polygon>
        <draw:polygon draw:style-name="gr1" draw:text-style-name="P1" draw:layer="layout" svg:width="3.846cm" svg:height="1.204cm" svg:x="6.311cm" svg:y="7.209cm" svg:viewBox="0 0 3847 1205" draw:points="1924,1205 0,1205 0,0 3847,0 3847,1205">
          <text:p/>
        </draw:polygon>
        <draw:polygon draw:style-name="gr1" draw:text-style-name="P1" draw:layer="layout" svg:width="2.354cm" svg:height="0.069cm" svg:x="6.04cm" svg:y="4.401cm" svg:viewBox="0 0 2355 70" draw:points="1177,70 0,70 0,0 2355,0 2355,70">
          <text:p/>
        </draw:polygon>
        <draw:line draw:style-name="gr2" draw:text-style-name="P1" draw:layer="layout" svg:x1="6.074cm" svg:y1="4.435cm" svg:x2="8.359cm" svg:y2="4.435cm">
          <text:p/>
        </draw:line>
        <draw:polygon draw:style-name="gr1" draw:text-style-name="P1" draw:layer="layout" svg:width="2.185cm" svg:height="2.185cm" svg:x="8.235cm" svg:y="3.253cm" svg:viewBox="0 0 2186 2186" draw:points="1093,2186 0,2186 0,0 2186,0 2186,2186">
          <text:p/>
        </draw:polygon>
        <draw:polygon draw:style-name="gr1" draw:text-style-name="P1" draw:layer="layout" svg:width="3.846cm" svg:height="1.204cm" svg:x="10.419cm" svg:y="3.734cm" svg:viewBox="0 0 3847 1205" draw:points="1924,1205 0,1205 0,0 3847,0 3847,1205">
          <text:p/>
        </draw:polygon>
        <draw:polygon draw:style-name="gr1" draw:text-style-name="P1" draw:layer="layout" svg:width="0.069cm" svg:height="0.819cm" svg:x="6.059cm" svg:y="3.65cm" svg:viewBox="0 0 70 820" draw:points="35,820 0,820 0,0 70,0 70,820">
          <text:p/>
        </draw:polygon>
        <draw:line draw:style-name="gr2" draw:text-style-name="P1" draw:layer="layout" svg:x1="6.093cm" svg:y1="4.434cm" svg:x2="6.093cm" svg:y2="3.684cm">
          <text:p/>
        </draw:line>
        <draw:polygon draw:style-name="gr1" draw:text-style-name="P1" draw:layer="layout" svg:width="2.354cm" svg:height="0.069cm" svg:x="10.149cm" svg:y="5.635cm" svg:viewBox="0 0 2355 70" draw:points="1177,70 0,70 0,0 2355,0 2355,70">
          <text:p/>
        </draw:polygon>
        <draw:line draw:style-name="gr2" draw:text-style-name="P1" draw:layer="layout" svg:x1="10.182cm" svg:y1="5.669cm" svg:x2="12.467cm" svg:y2="5.669cm">
          <text:p/>
        </draw:line>
        <draw:polygon draw:style-name="gr1" draw:text-style-name="P1" draw:layer="layout" svg:width="2.185cm" svg:height="2.185cm" svg:x="12.344cm" svg:y="4.486cm" svg:viewBox="0 0 2186 2186" draw:points="1093,2186 0,2186 0,0 2186,0 2186,2186">
          <text:p/>
        </draw:polygon>
        <draw:polygon draw:style-name="gr1" draw:text-style-name="P1" draw:layer="layout" svg:width="3.846cm" svg:height="1.204cm" svg:x="14.527cm" svg:y="4.968cm" svg:viewBox="0 0 3847 1205" draw:points="1924,1205 0,1205 0,0 3847,0 3847,1205">
          <text:p/>
        </draw:polygon>
        <draw:polygon draw:style-name="gr1" draw:text-style-name="P1" draw:layer="layout" svg:width="0.069cm" svg:height="0.819cm" svg:x="10.184cm" svg:y="4.9cm" svg:viewBox="0 0 70 820" draw:points="35,820 0,820 0,0 70,0 70,820">
          <text:p/>
        </draw:polygon>
        <draw:line draw:style-name="gr2" draw:text-style-name="P1" draw:layer="layout" svg:x1="10.217cm" svg:y1="5.684cm" svg:x2="10.217cm" svg:y2="4.934cm">
          <text:p/>
        </draw:line>
        <draw:polygon draw:style-name="gr1" draw:text-style-name="P1" draw:layer="layout" svg:width="2.354cm" svg:height="0.069cm" svg:x="14.149cm" svg:y="7.01cm" svg:viewBox="0 0 2355 70" draw:points="1177,70 0,70 0,0 2355,0 2355,70">
          <text:p/>
        </draw:polygon>
        <draw:line draw:style-name="gr2" draw:text-style-name="P1" draw:layer="layout" svg:x1="14.183cm" svg:y1="7.044cm" svg:x2="16.468cm" svg:y2="7.044cm">
          <text:p/>
        </draw:line>
        <draw:polygon draw:style-name="gr1" draw:text-style-name="P1" draw:layer="layout" svg:width="0.069cm" svg:height="0.819cm" svg:x="14.184cm" svg:y="6.275cm" svg:viewBox="0 0 70 820" draw:points="35,820 0,820 0,0 70,0 70,820">
          <text:p/>
        </draw:polygon>
        <draw:line draw:style-name="gr2" draw:text-style-name="P1" draw:layer="layout" svg:x1="14.217cm" svg:y1="7.059cm" svg:x2="14.217cm" svg:y2="6.309cm">
          <text:p/>
        </draw:line>
        <draw:polygon draw:style-name="gr1" draw:text-style-name="P1" draw:layer="layout" svg:width="2.354cm" svg:height="0.069cm" svg:x="14.149cm" svg:y="8.26cm" svg:viewBox="0 0 2355 70" draw:points="1177,70 0,70 0,0 2355,0 2355,70">
          <text:p/>
        </draw:polygon>
        <draw:line draw:style-name="gr2" draw:text-style-name="P1" draw:layer="layout" svg:x1="14.183cm" svg:y1="8.294cm" svg:x2="16.468cm" svg:y2="8.294cm">
          <text:p/>
        </draw:line>
        <draw:polygon draw:style-name="gr1" draw:text-style-name="P1" draw:layer="layout" svg:width="0.069cm" svg:height="1.334cm" svg:x="14.184cm" svg:y="7.01cm" svg:viewBox="0 0 70 1335" draw:points="35,1335 0,1335 0,0 70,0 70,1335">
          <text:p/>
        </draw:polygon>
        <draw:line draw:style-name="gr2" draw:text-style-name="P1" draw:layer="layout" svg:x1="14.217cm" svg:y1="8.309cm" svg:x2="14.217cm" svg:y2="7.044cm">
          <text:p/>
        </draw:line>
        <draw:polygon draw:style-name="gr1" draw:text-style-name="P1" draw:layer="layout" svg:width="3.846cm" svg:height="1.204cm" svg:x="16.375cm" svg:y="6.356cm" svg:viewBox="0 0 3847 1205" draw:points="1924,1205 0,1205 0,0 3847,0 3847,1205">
          <text:p/>
        </draw:polygon>
        <draw:polygon draw:style-name="gr1" draw:text-style-name="P1" draw:layer="layout" svg:width="5.876cm" svg:height="1.204cm" svg:x="16.375cm" svg:y="7.731cm" svg:viewBox="0 0 5877 1205" draw:points="2939,1205 0,1205 0,0 5877,0 5877,1205">
          <text:p/>
        </draw:polygon>
        <draw:polygon draw:style-name="gr1" draw:text-style-name="P1" draw:layer="layout" svg:width="2.354cm" svg:height="0.069cm" svg:x="6.008cm" svg:y="9.236cm" svg:viewBox="0 0 2355 70" draw:points="1177,70 0,70 0,0 2355,0 2355,70">
          <text:p/>
        </draw:polygon>
        <draw:line draw:style-name="gr2" draw:text-style-name="P1" draw:layer="layout" svg:x1="6.041cm" svg:y1="9.27cm" svg:x2="8.326cm" svg:y2="9.27cm">
          <text:p/>
        </draw:line>
        <draw:polygon draw:style-name="gr1" draw:text-style-name="P1" draw:layer="layout" svg:width="2.185cm" svg:height="2.185cm" svg:x="8.203cm" svg:y="8.087cm" svg:viewBox="0 0 2186 2186" draw:points="1093,2186 0,2186 0,0 2186,0 2186,2186">
          <text:p/>
        </draw:polygon>
        <draw:polygon draw:style-name="gr1" draw:text-style-name="P1" draw:layer="layout" svg:width="3.846cm" svg:height="1.204cm" svg:x="10.386cm" svg:y="8.569cm" svg:viewBox="0 0 3847 1205" draw:points="1924,1205 0,1205 0,0 3847,0 3847,1205">
          <text:p/>
        </draw:polygon>
        <draw:polygon draw:style-name="gr1" draw:text-style-name="P1" draw:layer="layout" svg:width="0.069cm" svg:height="0.819cm" svg:x="6.043cm" svg:y="8.501cm" svg:viewBox="0 0 70 820" draw:points="35,820 0,820 0,0 70,0 70,820">
          <text:p/>
        </draw:polygon>
        <draw:line draw:style-name="gr2" draw:text-style-name="P1" draw:layer="layout" svg:x1="6.076cm" svg:y1="9.285cm" svg:x2="6.076cm" svg:y2="8.535cm">
          <text:p/>
        </draw:line>
        <draw:polygon draw:style-name="gr1" draw:text-style-name="P1" draw:layer="layout" svg:width="2.354cm" svg:height="0.069cm" svg:x="10.2cm" svg:y="10.469cm" svg:viewBox="0 0 2355 70" draw:points="1177,70 0,70 0,0 2355,0 2355,70">
          <text:p/>
        </draw:polygon>
        <draw:line draw:style-name="gr2" draw:text-style-name="P1" draw:layer="layout" svg:x1="10.2cm" svg:y1="10.503cm" svg:x2="12.485cm" svg:y2="10.503cm">
          <text:p/>
        </draw:line>
        <draw:polygon draw:style-name="gr1" draw:text-style-name="P1" draw:layer="layout" svg:width="0.069cm" svg:height="0.819cm" svg:x="10.2cm" svg:y="9.734cm" svg:viewBox="0 0 70 820" draw:points="35,820 0,820 0,0 70,0 70,820">
          <text:p/>
        </draw:polygon>
        <draw:line draw:style-name="gr2" draw:text-style-name="P1" draw:layer="layout" svg:x1="10.2cm" svg:y1="10.517cm" svg:x2="10.2cm" svg:y2="9.767cm">
          <text:p/>
        </draw:line>
        <draw:polygon draw:style-name="gr1" draw:text-style-name="P1" draw:layer="layout" svg:width="2.354cm" svg:height="0.069cm" svg:x="10.2cm" svg:y="11.719cm" svg:viewBox="0 0 2355 70" draw:points="1177,70 0,70 0,0 2355,0 2355,70">
          <text:p/>
        </draw:polygon>
        <draw:line draw:style-name="gr2" draw:text-style-name="P1" draw:layer="layout" svg:x1="10.2cm" svg:y1="11.753cm" svg:x2="12.485cm" svg:y2="11.753cm">
          <text:p/>
        </draw:line>
        <draw:polygon draw:style-name="gr1" draw:text-style-name="P1" draw:layer="layout" svg:width="0.069cm" svg:height="1.334cm" svg:x="10.2cm" svg:y="10.469cm" svg:viewBox="0 0 70 1335" draw:points="35,1335 0,1335 0,0 70,0 70,1335">
          <text:p/>
        </draw:polygon>
        <draw:line draw:style-name="gr2" draw:text-style-name="P1" draw:layer="layout" svg:x1="10.2cm" svg:y1="11.768cm" svg:x2="10.2cm" svg:y2="10.503cm">
          <text:p/>
        </draw:line>
        <draw:polygon draw:style-name="gr1" draw:text-style-name="P1" draw:layer="layout" svg:width="5.892cm" svg:height="1.204cm" svg:x="12.359cm" svg:y="9.815cm" svg:viewBox="0 0 5893 1205" draw:points="2947,1205 0,1205 0,0 5893,0 5893,1205">
          <text:p/>
        </draw:polygon>
        <draw:polygon draw:style-name="gr1" draw:text-style-name="P1" draw:layer="layout" svg:width="5.892cm" svg:height="1.204cm" svg:x="12.36cm" svg:y="11.19cm" svg:viewBox="0 0 5893 1205" draw:points="2947,1205 0,1205 0,0 5893,0 5893,1205">
          <text:p/>
        </draw:polygon>
        <draw:polygon draw:style-name="gr1" draw:text-style-name="P1" draw:layer="layout" svg:width="2.354cm" svg:height="0.069cm" svg:x="10.2cm" svg:y="12.953cm" svg:viewBox="0 0 2355 70" draw:points="1177,70 0,70 0,0 2355,0 2355,70">
          <text:p/>
        </draw:polygon>
        <draw:line draw:style-name="gr2" draw:text-style-name="P1" draw:layer="layout" svg:x1="10.2cm" svg:y1="12.986cm" svg:x2="12.485cm" svg:y2="12.986cm">
          <text:p/>
        </draw:line>
        <draw:polygon draw:style-name="gr1" draw:text-style-name="P1" draw:layer="layout" svg:width="0.069cm" svg:height="1.334cm" svg:x="10.2cm" svg:y="11.703cm" svg:viewBox="0 0 70 1335" draw:points="35,1335 0,1335 0,0 70,0 70,1335">
          <text:p/>
        </draw:polygon>
        <draw:line draw:style-name="gr2" draw:text-style-name="P1" draw:layer="layout" svg:x1="10.2cm" svg:y1="13.001cm" svg:x2="10.2cm" svg:y2="11.736cm">
          <text:p/>
        </draw:line>
        <draw:polygon draw:style-name="gr1" draw:text-style-name="P1" draw:layer="layout" svg:width="5.892cm" svg:height="1.204cm" svg:x="12.344cm" svg:y="12.424cm" svg:viewBox="0 0 5893 1205" draw:points="2947,1205 0,1205 0,0 5893,0 5893,1205">
          <text:p/>
        </draw:polygon>
        <draw:polygon draw:style-name="gr1" draw:text-style-name="P1" draw:layer="layout" svg:width="2.354cm" svg:height="0.069cm" svg:x="10.2cm" svg:y="14.186cm" svg:viewBox="0 0 2355 70" draw:points="1177,70 0,70 0,0 2355,0 2355,70">
          <text:p/>
        </draw:polygon>
        <draw:line draw:style-name="gr2" draw:text-style-name="P1" draw:layer="layout" svg:x1="10.2cm" svg:y1="14.22cm" svg:x2="12.485cm" svg:y2="14.22cm">
          <text:p/>
        </draw:line>
        <draw:polygon draw:style-name="gr1" draw:text-style-name="P1" draw:layer="layout" svg:width="0.069cm" svg:height="1.334cm" svg:x="10.2cm" svg:y="12.936cm" svg:viewBox="0 0 70 1335" draw:points="35,1335 0,1335 0,0 70,0 70,1335">
          <text:p/>
        </draw:polygon>
        <draw:line draw:style-name="gr2" draw:text-style-name="P1" draw:layer="layout" svg:x1="10.2cm" svg:y1="14.235cm" svg:x2="10.2cm" svg:y2="12.97cm">
          <text:p/>
        </draw:line>
        <draw:polygon draw:style-name="gr1" draw:text-style-name="P1" draw:layer="layout" svg:width="5.892cm" svg:height="1.204cm" svg:x="12.328cm" svg:y="13.657cm" svg:viewBox="0 0 5893 1205" draw:points="2947,1205 0,1205 0,0 5893,0 5893,1205">
          <text:p/>
        </draw:polygon>
        <draw:frame draw:style-name="gr3" draw:text-style-name="P1" draw:layer="layout" svg:width="2.185cm" svg:height="2.185cm" svg:x="0cm" svg:y="0cm">
          <draw:image xlink:href="Pictures/100002010000017800000178E004122CABE8B288.png" xlink:type="simple" xlink:show="embed" xlink:actuate="onLoad">
            <text:p/>
          </draw:image>
        </draw:frame>
        <draw:frame draw:style-name="gr4" draw:text-style-name="P1" draw:layer="layout" svg:width="0.002cm" svg:height="0.937cm" svg:x="0cm" svg:y="-0.01cm">
          <draw:text-box>
            <text:p/>
          </draw:text-box>
        </draw:frame>
        <draw:frame draw:style-name="gr4" draw:text-style-name="P1" draw:layer="layout" svg:width="0.002cm" svg:height="0.937cm" svg:x="0cm" svg:y="-0.529cm">
          <draw:text-box>
            <text:p/>
          </draw:text-box>
        </draw:frame>
        <draw:frame draw:style-name="gr4" draw:text-style-name="P1" draw:layer="layout" svg:width="0.002cm" svg:height="0.937cm" svg:x="2.496cm" svg:y="1.339cm">
          <draw:text-box>
            <text:p/>
          </draw:text-box>
        </draw:frame>
        <draw:frame draw:style-name="gr5" draw:text-style-name="P1" draw:layer="layout" svg:width="0.137cm" svg:height="0.039cm" svg:x="0cm" svg:y="-0.001cm">
          <draw:text-box>
            <text:p text:style-name="P2"><text:span text:style-name="T1">P</text:span><text:span text:style-name="T1">y</text:span><text:span text:style-name="T1">F</text:span><text:span text:style-name="T1">o</text:span><text:span text:style-name="T1">r</text:span><text:span text:style-name="T1">S</text:span><text:span text:style-name="T1">c</text:span><text:span text:style-name="T1">i</text:span></text:p>
          </draw:text-box>
        </draw:frame>
        <draw:frame draw:style-name="gr3" draw:text-style-name="P1" draw:layer="layout" svg:width="2.185cm" svg:height="2.185cm" svg:x="4.126cm" svg:y="1.876cm">
          <draw:image xlink:href="Pictures/100002010000017800000178E004122CABE8B288.png" xlink:type="simple" xlink:show="embed" xlink:actuate="onLoad">
            <text:p/>
          </draw:image>
        </draw:frame>
        <draw:frame draw:style-name="gr4" draw:text-style-name="P1" draw:layer="layout" svg:width="0.002cm" svg:height="0.937cm" svg:x="0cm" svg:y="-0.01cm">
          <draw:text-box>
            <text:p/>
          </draw:text-box>
        </draw:frame>
        <draw:frame draw:style-name="gr4" draw:text-style-name="P1" draw:layer="layout" svg:width="0.002cm" svg:height="0.937cm" svg:x="0cm" svg:y="-0.529cm">
          <draw:text-box>
            <text:p/>
          </draw:text-box>
        </draw:frame>
        <draw:frame draw:style-name="gr4" draw:text-style-name="P1" draw:layer="layout" svg:width="0.002cm" svg:height="0.937cm" svg:x="6.622cm" svg:y="3.215cm">
          <draw:text-box>
            <text:p/>
          </draw:text-box>
        </draw:frame>
        <draw:frame draw:style-name="gr5" draw:text-style-name="P1" draw:layer="layout" svg:width="0.07cm" svg:height="0.039cm" svg:x="0cm" svg:y="-0.001cm">
          <draw:text-box>
            <text:p text:style-name="P2"><text:span text:style-name="T1">b</text:span><text:span text:style-name="T1">u</text:span><text:span text:style-name="T1">il</text:span><text:span text:style-name="T1">d</text:span></text:p>
          </draw:text-box>
        </draw:frame>
        <draw:frame draw:style-name="gr3" draw:text-style-name="P1" draw:layer="layout" svg:width="2.185cm" svg:height="2.185cm" svg:x="4.128cm" svg:y="6.728cm">
          <draw:image xlink:href="Pictures/100002010000017800000178E004122CABE8B288.png" xlink:type="simple" xlink:show="embed" xlink:actuate="onLoad">
            <text:p/>
          </draw:image>
        </draw:frame>
        <draw:frame draw:style-name="gr4" draw:text-style-name="P1" draw:layer="layout" svg:width="0.002cm" svg:height="0.937cm" svg:x="0cm" svg:y="-0.01cm">
          <draw:text-box>
            <text:p/>
          </draw:text-box>
        </draw:frame>
        <draw:frame draw:style-name="gr4" draw:text-style-name="P1" draw:layer="layout" svg:width="0.002cm" svg:height="0.937cm" svg:x="0cm" svg:y="-0.529cm">
          <draw:text-box>
            <text:p/>
          </draw:text-box>
        </draw:frame>
        <draw:frame draw:style-name="gr4" draw:text-style-name="P1" draw:layer="layout" svg:width="0.002cm" svg:height="0.937cm" svg:x="6.624cm" svg:y="8.066cm">
          <draw:text-box>
            <text:p/>
          </draw:text-box>
        </draw:frame>
        <draw:frame draw:style-name="gr5" draw:text-style-name="P1" draw:layer="layout" svg:width="0.099cm" svg:height="0.039cm" svg:x="0cm" svg:y="-0.001cm">
          <draw:text-box>
            <text:p text:style-name="P2"><text:span text:style-name="T1">source</text:span></text:p>
          </draw:text-box>
        </draw:frame>
        <draw:frame draw:style-name="gr3" draw:text-style-name="P1" draw:layer="layout" svg:width="2.185cm" svg:height="2.185cm" svg:x="8.235cm" svg:y="3.253cm">
          <draw:image xlink:href="Pictures/100002010000017800000178E004122CABE8B288.png" xlink:type="simple" xlink:show="embed" xlink:actuate="onLoad">
            <text:p/>
          </draw:image>
        </draw:frame>
        <draw:frame draw:style-name="gr4" draw:text-style-name="P1" draw:layer="layout" svg:width="0.002cm" svg:height="0.937cm" svg:x="0cm" svg:y="-0.01cm">
          <draw:text-box>
            <text:p/>
          </draw:text-box>
        </draw:frame>
        <draw:frame draw:style-name="gr4" draw:text-style-name="P1" draw:layer="layout" svg:width="0.002cm" svg:height="0.937cm" svg:x="0cm" svg:y="-0.529cm">
          <draw:text-box>
            <text:p/>
          </draw:text-box>
        </draw:frame>
        <draw:frame draw:style-name="gr4" draw:text-style-name="P1" draw:layer="layout" svg:width="0.002cm" svg:height="0.937cm" svg:x="10.731cm" svg:y="4.591cm">
          <draw:text-box>
            <text:p/>
          </draw:text-box>
        </draw:frame>
        <draw:frame draw:style-name="gr5" draw:text-style-name="P1" draw:layer="layout" svg:width="0.066cm" svg:height="0.039cm" svg:x="0cm" svg:y="-0.001cm">
          <draw:text-box>
            <text:p text:style-name="P2"><text:span text:style-name="T1">html</text:span></text:p>
          </draw:text-box>
        </draw:frame>
        <draw:frame draw:style-name="gr3" draw:text-style-name="P1" draw:layer="layout" svg:width="2.185cm" svg:height="2.185cm" svg:x="12.344cm" svg:y="4.486cm">
          <draw:image xlink:href="Pictures/100002010000017800000178E004122CABE8B288.png" xlink:type="simple" xlink:show="embed" xlink:actuate="onLoad">
            <text:p/>
          </draw:image>
        </draw:frame>
        <draw:frame draw:style-name="gr4" draw:text-style-name="P1" draw:layer="layout" svg:width="0.002cm" svg:height="0.937cm" svg:x="0cm" svg:y="-0.01cm">
          <draw:text-box>
            <text:p/>
          </draw:text-box>
        </draw:frame>
        <draw:frame draw:style-name="gr4" draw:text-style-name="P1" draw:layer="layout" svg:width="0.002cm" svg:height="0.937cm" svg:x="0cm" svg:y="-0.529cm">
          <draw:text-box>
            <text:p/>
          </draw:text-box>
        </draw:frame>
        <draw:frame draw:style-name="gr4" draw:text-style-name="P1" draw:layer="layout" svg:width="0.002cm" svg:height="0.937cm" svg:x="14.84cm" svg:y="5.825cm">
          <draw:text-box>
            <text:p/>
          </draw:text-box>
        </draw:frame>
        <draw:frame draw:style-name="gr5" draw:text-style-name="P1" draw:layer="layout" svg:width="0.125cm" svg:height="0.039cm" svg:x="0cm" svg:y="-0.001cm">
          <draw:text-box>
            <text:p text:style-name="P2"><text:span text:style-name="T1">_images</text:span></text:p>
          </draw:text-box>
        </draw:frame>
        <draw:frame draw:style-name="gr4" draw:text-style-name="P1" draw:layer="layout" svg:width="0.002cm" svg:height="0.937cm" svg:x="0cm" svg:y="-0.01cm">
          <draw:text-box>
            <text:p/>
          </draw:text-box>
        </draw:frame>
        <draw:frame draw:style-name="gr4" draw:text-style-name="P1" draw:layer="layout" svg:width="0.002cm" svg:height="0.937cm" svg:x="0cm" svg:y="-0.529cm">
          <draw:text-box>
            <text:p/>
          </draw:text-box>
        </draw:frame>
        <draw:frame draw:style-name="gr4" draw:text-style-name="P1" draw:layer="layout" svg:width="0.002cm" svg:height="0.937cm" svg:x="16.688cm" svg:y="7.214cm">
          <draw:text-box>
            <text:p/>
          </draw:text-box>
        </draw:frame>
        <draw:frame draw:style-name="gr5" draw:text-style-name="P1" draw:layer="layout" svg:width="0.112cm" svg:height="0.039cm" svg:x="0cm" svg:y="-0.001cm">
          <draw:text-box>
            <text:p text:style-name="P2"><text:span text:style-name="T1">axis.jpg</text:span></text:p>
          </draw:text-box>
        </draw:frame>
        <draw:frame draw:style-name="gr4" draw:text-style-name="P1" draw:layer="layout" svg:width="0.002cm" svg:height="0.937cm" svg:x="0cm" svg:y="-0.01cm">
          <draw:text-box>
            <text:p/>
          </draw:text-box>
        </draw:frame>
        <draw:frame draw:style-name="gr4" draw:text-style-name="P1" draw:layer="layout" svg:width="0.002cm" svg:height="0.937cm" svg:x="0cm" svg:y="-0.529cm">
          <draw:text-box>
            <text:p/>
          </draw:text-box>
        </draw:frame>
        <draw:frame draw:style-name="gr4" draw:text-style-name="P1" draw:layer="layout" svg:width="0.002cm" svg:height="0.937cm" svg:x="16.688cm" svg:y="6.689cm">
          <draw:text-box>
            <text:p/>
          </draw:text-box>
        </draw:frame>
        <draw:frame draw:style-name="gr5" draw:text-style-name="P1" draw:layer="layout" svg:width="0.197cm" svg:height="0.039cm" svg:x="0cm" svg:y="-0.001cm">
          <draw:text-box>
            <text:p text:style-name="P2"><text:span text:style-name="T1">t2_float64.svg</text:span></text:p>
          </draw:text-box>
        </draw:frame>
        <draw:frame draw:style-name="gr3" draw:text-style-name="P1" draw:layer="layout" svg:width="2.185cm" svg:height="2.185cm" svg:x="8.203cm" svg:y="8.087cm">
          <draw:image xlink:href="Pictures/100002010000017800000178E004122CABE8B288.png" xlink:type="simple" xlink:show="embed" xlink:actuate="onLoad">
            <text:p/>
          </draw:image>
        </draw:frame>
        <draw:frame draw:style-name="gr4" draw:text-style-name="P1" draw:layer="layout" svg:width="0.002cm" svg:height="0.937cm" svg:x="0cm" svg:y="-0.01cm">
          <draw:text-box>
            <text:p/>
          </draw:text-box>
        </draw:frame>
        <draw:frame draw:style-name="gr4" draw:text-style-name="P1" draw:layer="layout" svg:width="0.002cm" svg:height="0.937cm" svg:x="0cm" svg:y="-0.529cm">
          <draw:text-box>
            <text:p/>
          </draw:text-box>
        </draw:frame>
        <draw:frame draw:style-name="gr4" draw:text-style-name="P1" draw:layer="layout" svg:width="0.002cm" svg:height="0.937cm" svg:x="10.2cm" svg:y="9.426cm">
          <draw:text-box>
            <text:p/>
          </draw:text-box>
        </draw:frame>
        <draw:frame draw:style-name="gr5" draw:text-style-name="P1" draw:layer="layout" svg:width="0.116cm" svg:height="0.039cm" svg:x="0cm" svg:y="-0.001cm">
          <draw:text-box>
            <text:p text:style-name="P2"><text:span text:style-name="T1">lectures</text:span></text:p>
          </draw:text-box>
        </draw:frame>
        <draw:frame draw:style-name="gr4" draw:text-style-name="P1" draw:layer="layout" svg:width="0.002cm" svg:height="0.937cm" svg:x="0cm" svg:y="-0.01cm">
          <draw:text-box>
            <text:p/>
          </draw:text-box>
        </draw:frame>
        <draw:frame draw:style-name="gr4" draw:text-style-name="P1" draw:layer="layout" svg:width="0.002cm" svg:height="0.937cm" svg:x="0cm" svg:y="-0.529cm">
          <draw:text-box>
            <text:p/>
          </draw:text-box>
        </draw:frame>
        <draw:frame draw:style-name="gr4" draw:text-style-name="P1" draw:layer="layout" svg:width="0.002cm" svg:height="0.937cm" svg:x="10.2cm" svg:y="10.673cm">
          <draw:text-box>
            <text:p/>
          </draw:text-box>
        </draw:frame>
        <draw:frame draw:style-name="gr5" draw:text-style-name="P1" draw:layer="layout" svg:width="0.193cm" svg:height="0.039cm" svg:x="0cm" svg:y="-0.001cm">
          <draw:text-box>
            <text:p text:style-name="P2"><text:span text:style-name="T1">theme2.ipynb</text:span></text:p>
          </draw:text-box>
        </draw:frame>
        <draw:frame draw:style-name="gr4" draw:text-style-name="P1" draw:layer="layout" svg:width="0.002cm" svg:height="0.937cm" svg:x="0cm" svg:y="-0.01cm">
          <draw:text-box>
            <text:p/>
          </draw:text-box>
        </draw:frame>
        <draw:frame draw:style-name="gr4" draw:text-style-name="P1" draw:layer="layout" svg:width="0.002cm" svg:height="0.937cm" svg:x="0cm" svg:y="-0.529cm">
          <draw:text-box>
            <text:p/>
          </draw:text-box>
        </draw:frame>
        <draw:frame draw:style-name="gr4" draw:text-style-name="P1" draw:layer="layout" svg:width="0.002cm" svg:height="0.937cm" svg:x="10.2cm" svg:y="12.048cm">
          <draw:text-box>
            <text:p/>
          </draw:text-box>
        </draw:frame>
        <draw:frame draw:style-name="gr5" draw:text-style-name="P1" draw:layer="layout" svg:width="0.193cm" svg:height="0.039cm" svg:x="0cm" svg:y="-0.001cm">
          <draw:text-box>
            <text:p text:style-name="P2"><text:span text:style-name="T1">theme3.ipynb</text:span></text:p>
          </draw:text-box>
        </draw:frame>
        <draw:frame draw:style-name="gr4" draw:text-style-name="P1" draw:layer="layout" svg:width="0.002cm" svg:height="0.937cm" svg:x="0cm" svg:y="-0.01cm">
          <draw:text-box>
            <text:p/>
          </draw:text-box>
        </draw:frame>
        <draw:frame draw:style-name="gr4" draw:text-style-name="P1" draw:layer="layout" svg:width="0.002cm" svg:height="0.937cm" svg:x="0cm" svg:y="-0.529cm">
          <draw:text-box>
            <text:p/>
          </draw:text-box>
        </draw:frame>
        <draw:frame draw:style-name="gr4" draw:text-style-name="P1" draw:layer="layout" svg:width="0.002cm" svg:height="0.937cm" svg:x="10.2cm" svg:y="13.281cm">
          <draw:text-box>
            <text:p/>
          </draw:text-box>
        </draw:frame>
        <draw:frame draw:style-name="gr5" draw:text-style-name="P1" draw:layer="layout" svg:width="0.193cm" svg:height="0.039cm" svg:x="0cm" svg:y="-0.001cm">
          <draw:text-box>
            <text:p text:style-name="P2"><text:span text:style-name="T1">theme4.ipynb</text:span></text:p>
          </draw:text-box>
        </draw:frame>
        <draw:frame draw:style-name="gr4" draw:text-style-name="P1" draw:layer="layout" svg:width="0.002cm" svg:height="0.937cm" svg:x="0cm" svg:y="-0.01cm">
          <draw:text-box>
            <text:p/>
          </draw:text-box>
        </draw:frame>
        <draw:frame draw:style-name="gr4" draw:text-style-name="P1" draw:layer="layout" svg:width="0.002cm" svg:height="0.937cm" svg:x="0cm" svg:y="-0.529cm">
          <draw:text-box>
            <text:p/>
          </draw:text-box>
        </draw:frame>
        <draw:frame draw:style-name="gr4" draw:text-style-name="P1" draw:layer="layout" svg:width="0.002cm" svg:height="0.937cm" svg:x="10.2cm" svg:y="14.515cm">
          <draw:text-box>
            <text:p/>
          </draw:text-box>
        </draw:frame>
        <draw:frame draw:style-name="gr5" draw:text-style-name="P1" draw:layer="layout" svg:width="0.193cm" svg:height="0.039cm" svg:x="0cm" svg:y="-0.001cm">
          <draw:text-box>
            <text:p text:style-name="P2"><text:span text:style-name="T1">theme5.ipynb</text:span></text:p>
          </draw:text-box>
        </draw:frame>
        <draw:frame draw:style-name="gr6" draw:text-style-name="P3" draw:layer="layout" svg:width="3.076cm" svg:height="0.962cm" svg:x="2cm" svg:y="0.8cm">
          <draw:text-box>
            <text:p>PyForSci</text:p>
          </draw:text-box>
        </draw:frame>
        <draw:frame draw:style-name="gr6" draw:text-style-name="P3" draw:layer="layout" svg:width="1.836cm" svg:height="0.962cm" svg:x="6.124cm" svg:y="2.7cm">
          <draw:text-box>
            <text:p>build</text:p>
          </draw:text-box>
        </draw:frame>
        <draw:frame draw:style-name="gr6" draw:text-style-name="P3" draw:layer="layout" svg:width="1.7cm" svg:height="0.962cm" svg:x="10.264cm" svg:y="3.938cm">
          <draw:text-box>
            <text:p>html</text:p>
          </draw:text-box>
        </draw:frame>
        <draw:frame draw:style-name="gr6" draw:text-style-name="P3" draw:layer="layout" svg:width="2.894cm" svg:height="0.962cm" svg:x="14.5cm" svg:y="5.3cm">
          <draw:text-box>
            <text:p>_images</text:p>
          </draw:text-box>
        </draw:frame>
        <draw:frame draw:style-name="gr6" draw:text-style-name="P3" draw:layer="layout" svg:width="2.648cm" svg:height="0.962cm" svg:x="16.6cm" svg:y="6.538cm">
          <draw:text-box>
            <text:p>axis.jpg</text:p>
          </draw:text-box>
        </draw:frame>
        <draw:frame draw:style-name="gr6" draw:text-style-name="P3" draw:layer="layout" svg:width="4.447cm" svg:height="0.962cm" svg:x="16.6cm" svg:y="7.738cm">
          <draw:text-box>
            <text:p>t2_float64.svg</text:p>
          </draw:text-box>
        </draw:frame>
        <draw:frame draw:style-name="gr6" draw:text-style-name="P3" draw:layer="layout" svg:width="2.403cm" svg:height="0.962cm" svg:x="6.124cm" svg:y="7.5cm">
          <draw:text-box>
            <text:p>source</text:p>
          </draw:text-box>
        </draw:frame>
        <draw:frame draw:style-name="gr6" draw:text-style-name="P3" draw:layer="layout" svg:width="2.72cm" svg:height="0.962cm" svg:x="10.225cm" svg:y="8.8cm">
          <draw:text-box>
            <text:p>lectures</text:p>
          </draw:text-box>
        </draw:frame>
        <draw:frame draw:style-name="gr6" draw:text-style-name="P3" draw:layer="layout" svg:width="4.304cm" svg:height="0.962cm" svg:x="12.425cm" svg:y="10cm">
          <draw:text-box>
            <text:p>theme2.ipynb</text:p>
          </draw:text-box>
        </draw:frame>
        <draw:frame draw:style-name="gr6" draw:text-style-name="P3" draw:layer="layout" svg:width="4.304cm" svg:height="0.962cm" svg:x="12.425cm" svg:y="11.2cm">
          <draw:text-box>
            <text:p>theme3.ipynb</text:p>
          </draw:text-box>
        </draw:frame>
        <draw:frame draw:style-name="gr6" draw:text-style-name="P3" draw:layer="layout" svg:width="4.304cm" svg:height="0.962cm" svg:x="12.425cm" svg:y="12.5cm">
          <draw:text-box>
            <text:p>theme4.ipynb</text:p>
          </draw:text-box>
        </draw:frame>
        <draw:frame draw:style-name="gr6" draw:text-style-name="P3" draw:layer="layout" svg:width="4.304cm" svg:height="0.962cm" svg:x="12.425cm" svg:y="13.7cm">
          <draw:text-box>
            <text:p>theme5.ipynb</text:p>
          </draw:text-box>
        </draw:frame>
        <draw:polygon draw:style-name="gr1" draw:text-style-name="P1" draw:layer="layout" svg:width="2.354cm" svg:height="0.069cm" svg:x="6.084cm" svg:y="15.286cm" svg:viewBox="0 0 2355 70" draw:points="1177,70 0,70 0,0 2355,0 2355,70">
          <text:p/>
        </draw:polygon>
        <draw:line draw:style-name="gr2" draw:text-style-name="P1" draw:layer="layout" svg:x1="6.084cm" svg:y1="15.32cm" svg:x2="8.369cm" svg:y2="15.32cm">
          <text:p/>
        </draw:line>
        <draw:polygon draw:style-name="gr1" draw:text-style-name="P1" draw:layer="layout" svg:width="0.069cm" svg:height="1.334cm" svg:x="6.084cm" svg:y="14.036cm" svg:viewBox="0 0 70 1335" draw:points="35,1335 0,1335 0,0 70,0 70,1335">
          <text:p/>
        </draw:polygon>
        <draw:frame draw:style-name="gr4" draw:text-style-name="P1" draw:layer="layout" svg:width="0.002cm" svg:height="0.937cm" svg:x="6.084cm" svg:y="14.381cm">
          <draw:text-box>
            <text:p/>
          </draw:text-box>
        </draw:frame>
        <draw:frame draw:style-name="gr4" draw:text-style-name="P1" draw:layer="layout" svg:width="0.002cm" svg:height="0.937cm" svg:x="6.084cm" svg:y="15.615cm">
          <draw:text-box>
            <text:p/>
          </draw:text-box>
        </draw:frame>
        <draw:frame draw:style-name="gr6" draw:text-style-name="P3" draw:layer="layout" svg:width="3.499cm" svg:height="0.962cm" svg:x="8.309cm" svg:y="14.8cm">
          <draw:text-box>
            <text:p>theme5.rst</text:p>
          </draw:text-box>
        </draw:frame>
        <draw:frame draw:style-name="gr7" draw:text-style-name="P1" draw:layer="layout" svg:width="0.001cm" svg:height="6.018cm" svg:x="6.1cm" svg:y="9.282cm">
          <draw:text-box>
            <text:p/>
          </draw:text-box>
        </draw:frame>
        <draw:frame draw:style-name="gr8" draw:text-style-name="P1" draw:layer="layout" svg:width="0.002cm" svg:height="6cm" svg:x="6.098cm" svg:y="9.3cm">
          <draw:text-box>
            <text:p/>
          </draw:text-box>
        </draw:frame>
        <draw:frame draw:style-name="gr6" draw:text-style-name="P5" draw:layer="layout" svg:width="5.73cm" svg:height="0.806cm" svg:x="16.325cm" svg:y="14.4cm">
          <draw:text-box>
            <text:p text:style-name="P4"><text:span text:style-name="T2">l</text:span><text:span text:style-name="T2">e</text:span><text:span text:style-name="T2">c</text:span><text:span text:style-name="T2">t</text:span><text:span text:style-name="T2">u</text:span><text:span text:style-name="T2">r</text:span><text:span text:style-name="T2">e</text:span><text:span text:style-name="T2">s</text:span><text:span text:style-name="T2">/</text:span><text:span text:style-name="T2">t</text:span><text:span text:style-name="T2">h</text:span><text:span text:style-name="T2">e</text:span><text:span text:style-name="T2">m</text:span><text:span text:style-name="T2">e</text:span><text:span text:style-name="T2">5</text:span><text:span text:style-name="T2">.</text:span><text:span text:style-name="T2">i</text:span><text:span text:style-name="T2">p</text:span><text:span text:style-name="T2">y</text:span><text:span text:style-name="T2">n</text:span><text:span text:style-name="T2">b</text:span></text:p>
          </draw:text-box>
        </draw:frame>
        <draw:line draw:style-name="gr2" draw:text-style-name="P1" draw:layer="layout" svg:x1="6.084cm" svg:y1="16.32cm" svg:x2="8.369cm" svg:y2="16.32cm">
          <text:p/>
        </draw:line>
        <draw:polygon draw:style-name="gr1" draw:text-style-name="P1" draw:layer="layout" svg:width="0.069cm" svg:height="1.334cm" svg:x="6.084cm" svg:y="15.036cm" svg:viewBox="0 0 70 1335" draw:points="35,1335 0,1335 0,0 70,0 70,1335">
          <text:p/>
        </draw:polygon>
        <draw:line draw:style-name="gr2" draw:text-style-name="P1" draw:layer="layout" svg:x1="6.084cm" svg:y1="16.335cm" svg:x2="6.084cm" svg:y2="15.07cm">
          <text:p/>
        </draw:line>
        <draw:frame draw:style-name="gr4" draw:text-style-name="P1" draw:layer="layout" svg:width="0.002cm" svg:height="0.937cm" svg:x="6.084cm" svg:y="15.381cm">
          <draw:text-box>
            <text:p/>
          </draw:text-box>
        </draw:frame>
        <draw:frame draw:style-name="gr6" draw:text-style-name="P7" draw:layer="layout" svg:width="3.707cm" svg:height="0.962cm" svg:x="8.309cm" svg:y="15.8cm">
          <draw:text-box>
            <text:p text:style-name="P6"><text:span text:style-name="T3">t</text:span><text:span text:style-name="T3">h</text:span><text:span text:style-name="T3">e</text:span><text:span text:style-name="T3">m</text:span><text:span text:style-name="T3">e</text:span><text:span text:style-name="T3">6</text:span><text:span text:style-name="T3">.r</text:span><text:span text:style-name="T3">s</text:span><text:span text:style-name="T3">t</text:span></text:p>
          </draw:text-box>
        </draw:frame>
        <draw:frame draw:style-name="gr6" draw:text-style-name="P9" draw:layer="layout" svg:width="3.008cm" svg:height="0.806cm" svg:x="12.11cm" svg:y="16cm">
          <draw:text-box>
            <text:p text:style-name="P8">theme6.rst</text:p>
          </draw:text-box>
        </draw:frame>
        <draw:frame draw:style-name="gr6" draw:text-style-name="P9" draw:layer="layout" svg:width="3.288cm" svg:height="0.806cm" svg:x="15.311cm" svg:y="16cm">
          <draw:text-box>
            <text:p text:style-name="P8">./theme6.rst</text:p>
          </draw:text-box>
        </draw:frame>
        <draw:frame draw:style-name="gr6" draw:text-style-name="P9" draw:layer="layout" svg:width="0.781cm" svg:height="0.806cm" svg:x="5cm" svg:y="8.594cm">
          <draw:text-box>
            <text:p text:style-name="P8">./</text:p>
          </draw:text-box>
        </draw:frame>
        <draw:frame draw:style-name="gr9" draw:text-style-name="P9" draw:layer="layout" svg:width="1.2cm" svg:height="0.806cm" svg:x="1cm" svg:y="1.9cm">
          <draw:text-box>
            <text:p text:style-name="P8">../</text:p>
          </draw:text-box>
        </draw:frame>
        <draw:frame draw:style-name="gr9" draw:text-style-name="P9" draw:layer="layout" svg:width="15cm" svg:height="0.806cm" svg:x="6.4cm" svg:y="2cm">
          <draw:text-box>
            <text:p text:style-name="P8">../build</text:p>
          </draw:text-box>
        </draw:frame>
        <draw:frame draw:style-name="gr9" draw:text-style-name="P9" draw:layer="layout" svg:width="15cm" svg:height="0.806cm" svg:x="10.6cm" svg:y="3.2cm">
          <draw:text-box>
            <text:p text:style-name="P8">../build/html</text:p>
          </draw:text-box>
        </draw:frame>
        <draw:frame draw:style-name="gr9" draw:text-style-name="P9" draw:layer="layout" svg:width="15cm" svg:height="0.806cm" svg:x="14.7cm" svg:y="4.594cm">
          <draw:text-box>
            <text:p text:style-name="P8">../build/html/_images</text:p>
          </draw:text-box>
        </draw:frame>
        <draw:frame draw:style-name="gr9" draw:text-style-name="P9" draw:layer="layout" svg:width="15cm" svg:height="0.806cm" svg:x="13.6cm" svg:y="8.6cm">
          <draw:text-box>
            <text:p text:style-name="P8">../build/html/_images/t2_float64.sv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25cm" fo:page-height="16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0-13T15:03:31.318195480</dc:date>
    <meta:editing-duration>PT13M40S</meta:editing-duration>
    <meta:editing-cycles>2</meta:editing-cycles>
    <meta:generator>LibreOffice/6.0.7.3$Linux_X86_64 LibreOffice_project/00m0$Build-3</meta:generator>
    <meta:document-statistic meta:object-count="148"/>
  </office:meta>
</office:document-meta>
</file>